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roboto-regular" svg:font-family="roboto-regular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roboto-regular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a6099" style:font-name="roboto-regular" fo:letter-spacing="normal" fo:font-style="normal" fo:font-weight="normal"/>
    </style:style>
    <style:style style:name="P3" style:family="paragraph" style:parent-style-name="Standard">
      <style:paragraph-properties fo:text-align="justify" style:justify-single-word="false"/>
      <style:text-properties fo:color="#000000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a6099" style:font-name="roboto-regular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a6099" style:font-name="roboto-regular" fo:letter-spacing="normal" fo:font-style="normal" fo:font-weight="normal" officeooo:rsid="000f0d08" officeooo:paragraph-rsid="000f0d08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roboto-regular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roboto-regular" fo:letter-spacing="normal" fo:font-style="normal" fo:font-weight="normal" officeooo:paragraph-rsid="00131cd5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roboto-regular" fo:letter-spacing="normal" fo:font-style="normal" fo:font-weight="normal" officeooo:rsid="000f0d08" officeooo:paragraph-rsid="000f0d08"/>
    </style:style>
    <style:style style:name="T1" style:family="text">
      <style:text-properties officeooo:rsid="000d88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<text:span text:style-name="T1">Desenvolva um programa que declare o vetor “contatos”, que inicialize e que mostre os elementos na tela. Depois, siga lendo o conteúdo disponível neste material.</text:span></text:p>
      <text:p text:style-name="P1"><text:s text:c="8"/>static void Main(string[] args)</text:p>
      <text:p text:style-name="P1"><text:s text:c="8"/>{</text:p>
      <text:p text:style-name="P1"><text:s text:c="12"/>int i;</text:p>
      <text:p text:style-name="P1"><text:s text:c="12"/>string[] contatos = new string[3]; </text:p>
      <text:p text:style-name="P1"><text:s text:c="12"/>contatos[0] = "Anna";</text:p>
      <text:p text:style-name="P1"><text:s text:c="12"/>contatos[1] = "Bruna";</text:p>
      <text:p text:style-name="P1"><text:s text:c="12"/>contatos[2] = "Carlos";</text:p>
      <text:p text:style-name="P1"><text:s text:c="12"/>Console.WriteLine("Contatos:");</text:p>
      <text:p text:style-name="P1"><text:s text:c="12"/>for(i=0;i&lt;3;i++)</text:p>
      <text:p text:style-name="P1"><text:s text:c="12"/>{</text:p>
      <text:p text:style-name="P1"><text:s text:c="12"/>Console.WriteLine("Contato {0}: {1}", i+1,contatos[i]);</text:p>
      <text:p text:style-name="P1"><text:s text:c="12"/>}</text:p>
      <text:p text:style-name="P1"><text:s text:c="8"/>}</text:p>
      <text:p text:style-name="P5">- Incluindo o tamanho do vetor e o nome dos contatos e depois exibindo os nomes</text:p>
      <text:p text:style-name="P8"><text:s/>static void Main(string[] args)</text:p>
      <text:p text:style-name="P8"><text:s text:c="8"/>{</text:p>
      <text:p text:style-name="P8"><text:s text:c="12"/>int i,tam;</text:p>
      <text:p text:style-name="P8"><text:s text:c="12"/>string[] contatos;</text:p>
      <text:p text:style-name="P8"><text:s text:c="12"/>Console.WriteLine("Informe o tamanho do vetor:");</text:p>
      <text:p text:style-name="P8"><text:s text:c="12"/>tam = int.Parse(Console.ReadLine());</text:p>
      <text:p text:style-name="P8"><text:s text:c="12"/>contatos = new string[tam];</text:p>
      <text:p text:style-name="P8"><text:s text:c="12"/>Console.WriteLine("Contatos:");</text:p>
      <text:p text:style-name="P8"><text:s text:c="12"/>for(i=0;i&lt;tam;i++)</text:p>
      <text:p text:style-name="P8"><text:s text:c="12"/>{</text:p>
      <text:p text:style-name="P8"><text:s text:c="12"/>Console.WriteLine("Informe o nome do {0}º contato:", i+1);</text:p>
      <text:p text:style-name="P8"><text:s text:c="12"/>contatos[i] = Console.ReadLine();</text:p>
      <text:p text:style-name="P8"><text:s text:c="12"/>}</text:p>
      <text:p text:style-name="P8"><text:soft-page-break/><text:s text:c="12"/>Console.WriteLine("Os contatos são");</text:p>
      <text:p text:style-name="P8"><text:s text:c="12"/>for(i=0;i&lt;tam;i++)</text:p>
      <text:p text:style-name="P8"><text:s text:c="12"/>{</text:p>
      <text:p text:style-name="P8"><text:s text:c="12"/>Console.WriteLine("Contato {0}: {1}", i+1,contatos[i]);</text:p>
      <text:p text:style-name="P8"><text:s text:c="12"/>}</text:p>
      <text:p text:style-name="P8"><text:s text:c="8"/>}</text:p>
      <text:p text:style-name="P8"/>
      <text:p text:style-name="P2">Caso se sinta preparado, faça estes exercícios:</text:p>
      <text:p text:style-name="P2">1. Faça um algoritmo que some o conteúdo de dois vetores e armazene o resultado em um terceiro vetor.</text:p>
      <text:p text:style-name="P1">using System;</text:p>
      <text:p text:style-name="P1">namespace exer01</text:p>
      <text:p text:style-name="P1">{</text:p>
      <text:p text:style-name="P1"><text:s text:c="4"/>class Program</text:p>
      <text:p text:style-name="P1"><text:s text:c="4"/>{</text:p>
      <text:p text:style-name="P1"><text:s text:c="8"/>static void Main(string[] args)</text:p>
      <text:p text:style-name="P1"><text:s text:c="8"/>{</text:p>
      <text:p text:style-name="P1"><text:s text:c="12"/>double soma1=0,soma2=0;</text:p>
      <text:p text:style-name="P1"><text:s text:c="12"/>double[] valor1 = {3,4.99,10,11};</text:p>
      <text:p text:style-name="P1"><text:s text:c="12"/>double[] valor2 = {13,14,16,21,33.33};</text:p>
      <text:p text:style-name="P1"><text:s text:c="12"/>double[] resultado = new double[1];</text:p>
      <text:p text:style-name="P1"/>
      <text:p text:style-name="P1"><text:s text:c="12"/>for(int i=0;i&lt;valor1.Length; i++)</text:p>
      <text:p text:style-name="P1"><text:s text:c="12"/>{</text:p>
      <text:p text:style-name="P1"><text:s text:c="16"/>soma1 = soma1 + valor1[i];</text:p>
      <text:p text:style-name="P1"><text:s text:c="12"/>}</text:p>
      <text:p text:style-name="P1"><text:s text:c="13"/>for(int i=0;i&lt;valor2.Length; i++)</text:p>
      <text:p text:style-name="P1"><text:s text:c="12"/>{</text:p>
      <text:p text:style-name="P1"><text:s text:c="16"/>soma2 = soma2 + valor2[i];</text:p>
      <text:p text:style-name="P1"><text:soft-page-break/><text:s text:c="12"/>} <text:s text:c="14"/></text:p>
      <text:p text:style-name="P1"><text:s text:c="12"/>resultado[0] = soma1 +soma2;</text:p>
      <text:p text:style-name="P1"><text:s text:c="12"/>Console.WriteLine("Soma do 1º vetor: {0}",soma1);</text:p>
      <text:p text:style-name="P1"><text:s text:c="12"/>Console.WriteLine("Soma do 2º vetor: {0}",soma2);</text:p>
      <text:p text:style-name="P1"><text:s text:c="12"/>Console.WriteLine("O resultado é: {0}",resultado[0]);</text:p>
      <text:p text:style-name="P1"><text:s text:c="8"/>}</text:p>
      <text:p text:style-name="P1"><text:s text:c="4"/>}</text:p>
      <text:p text:style-name="P1">}</text:p>
      <text:p text:style-name="P2">2. Analise um vetor de dez posições e atribua o valor 0 para todos os elementos que contiverem valores negativos.</text:p>
      <text:p text:style-name="P1">using System;</text:p>
      <text:p text:style-name="P1">namespace exer02</text:p>
      <text:p text:style-name="P1">{</text:p>
      <text:p text:style-name="P1"><text:s text:c="4"/>class Program</text:p>
      <text:p text:style-name="P1"><text:s text:c="4"/>{</text:p>
      <text:p text:style-name="P1"><text:s text:c="8"/>static void Main(string[] args)</text:p>
      <text:p text:style-name="P1"><text:s text:c="8"/>{</text:p>
      <text:p text:style-name="P1"><text:s text:c="12"/>double[] vetor = {-9, -5, -3, 1, 1.9, 9, 11, 12, 33, 78};</text:p>
      <text:p text:style-name="P1"><text:s text:c="12"/>Console.Write("Valores antigos do vetor:");</text:p>
      <text:p text:style-name="P1"><text:s text:c="12"/>Console.Write("( ");</text:p>
      <text:p text:style-name="P1"><text:s text:c="12"/>for(int i=0; i&lt;vetor.Length;i++)</text:p>
      <text:p text:style-name="P1"><text:s text:c="12"/>{</text:p>
      <text:p text:style-name="P1"><text:s text:c="16"/>Console.Write(" {0} ",vetor[i]);</text:p>
      <text:p text:style-name="P1"><text:s text:c="16"/>if(vetor[i]&lt;0)</text:p>
      <text:p text:style-name="P1"><text:s text:c="16"/>{</text:p>
      <text:p text:style-name="P1"><text:s text:c="20"/>vetor[i]=0;</text:p>
      <text:p text:style-name="P1"><text:s text:c="16"/>}</text:p>
      <text:p text:style-name="P1"><text:s text:c="12"/>}</text:p>
      <text:p text:style-name="P1"><text:s text:c="12"/>Console.WriteLine(" )");</text:p>
      <text:p text:style-name="P1"><text:soft-page-break/><text:s text:c="12"/>Console.Write("Novos valores do vetor: <text:s/>");</text:p>
      <text:p text:style-name="P1"><text:s text:c="13"/>Console.Write("( <text:s/>");</text:p>
      <text:p text:style-name="P1"><text:s text:c="13"/>for(int i=0; i&lt;vetor.Length;i++)</text:p>
      <text:p text:style-name="P1"><text:s text:c="12"/>{</text:p>
      <text:p text:style-name="P7"><text:s text:c="16"/>Console.Write(" {0} ",vetor[i]);</text:p>
      <text:p text:style-name="P1"><text:s text:c="12"/>}</text:p>
      <text:p text:style-name="P1"><text:s text:c="12"/>Console.WriteLine(")");</text:p>
      <text:p text:style-name="P1"><text:s text:c="8"/>}</text:p>
      <text:p text:style-name="P1"><text:s text:c="4"/>}</text:p>
      <text:p text:style-name="P1">}</text:p>
      <text:p text:style-name="P2">3. Analise um vetor de dez posições e verifique se existem valores iguais e os escreva.</text:p>
      <text:p text:style-name="P1">using System;</text:p>
      <text:p text:style-name="P1"/>
      <text:p text:style-name="P1">namespace exer03</text:p>
      <text:p text:style-name="P1">{</text:p>
      <text:p text:style-name="P1"><text:s text:c="4"/>class Program</text:p>
      <text:p text:style-name="P1"><text:s text:c="4"/>{</text:p>
      <text:p text:style-name="P1"><text:s text:c="8"/>static void Main(string[] args)</text:p>
      <text:p text:style-name="P1"><text:s text:c="8"/>{</text:p>
      <text:p text:style-name="P1">int[] array1 = { 2, 5, 8, 10, 2, 23, 2, 4, 5, 8, 8 };</text:p>
      <text:p text:style-name="P1">int contador=0;</text:p>
      <text:p text:style-name="P1">int[] vetor = new int[contador];</text:p>
      <text:p text:style-name="P1"/>
      <text:p text:style-name="P1">for(int i = 0; i &lt; array1.Length; i++)</text:p>
      <text:p text:style-name="P1">{</text:p>
      <text:p text:style-name="P1"><text:s text:c="4"/>for(int j = i; j &lt; array1.Length; j++)</text:p>
      <text:p text:style-name="P1"><text:s text:c="4"/>{</text:p>
      <text:p text:style-name="P1"><text:s text:c="8"/>if (i != j &amp;&amp; array1[j] == array1[i])</text:p>
      <text:p text:style-name="P1"><text:soft-page-break/><text:s text:c="12"/>Console.Write( " {0} ",array1[i]);</text:p>
      <text:p text:style-name="P1"><text:s text:c="4"/>}</text:p>
      <text:p text:style-name="P1">}</text:p>
      <text:p text:style-name="P1"><text:s text:c="3"/></text:p>
      <text:p text:style-name="P1"><text:s text:c="8"/>}</text:p>
      <text:p text:style-name="P1"><text:s text:c="4"/>}</text:p>
      <text:p text:style-name="P1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roboto-regular" svg:font-family="roboto-regular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11:21:04.932000000</meta:creation-date>
    <dc:date>2020-12-13T16:47:25.695000000</dc:date>
    <meta:editing-duration>PT1H13M48S</meta:editing-duration>
    <meta:editing-cycles>3</meta:editing-cycles>
    <meta:generator>LibreOffice/6.2.5.2$Windows_X86_64 LibreOffice_project/1ec314fa52f458adc18c4f025c545a4e8b22c159</meta:generator>
    <meta:document-statistic meta:table-count="0" meta:image-count="0" meta:object-count="0" meta:page-count="5" meta:paragraph-count="115" meta:word-count="385" meta:character-count="3539" meta:non-whitespace-character-count="2295"/>
  </office:meta>
</office:document-meta>
</file>